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9.611cm"/>
    </style:style>
    <style:style style:name="P1" style:family="paragraph">
      <loext:graphic-properties draw:fill="none" draw:fill-color="#ffffff"/>
      <style:text-properties style:font-name="Open Sans" fo:font-size="200pt" style:font-size-asian="200pt" style:font-size-complex="200pt"/>
    </style:style>
    <style:style style:name="T1" style:family="text">
      <style:text-properties fo:color="#ce181e" style:font-name="Open Sans" fo:font-size="200pt" style:font-size-asian="200pt" style:font-size-complex="200pt"/>
    </style:style>
    <style:style style:name="T2" style:family="text">
      <style:text-properties style:font-name="Open Sans" fo:font-size="200pt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2.2cm" svg:height="9.861cm" svg:x="0.115cm" svg:y="-1.404cm">
          <draw:text-box>
            <text:p><text:span text:style-name="T1">Rel</text:span><text:span text:style-name="T2">Bi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96cm" fo:margin-bottom="0.102cm" fo:margin-left="0.115cm" fo:margin-right="0.091cm" fo:page-width="22cm" fo:page-height="7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5T11:56:36.531532893</meta:creation-date>
    <dc:date>2019-05-21T10:34:45.721161218</dc:date>
    <meta:editing-duration>PT10M25S</meta:editing-duration>
    <meta:editing-cycles>8</meta:editing-cycles>
    <meta:generator>LibreOffice/6.0.7.3$Linux_X86_64 LibreOffice_project/00m0$Build-3</meta:generator>
    <dc:creator>Mario Trojan</dc:creator>
    <meta:document-statistic meta:object-count="1"/>
  </office:meta>
</office:document-meta>
</file>